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5cm"/>
    </style:style>
    <style:style style:name="co4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4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6.233cm" draw:caption-point-x="-0.61cm" draw:caption-point-y="1.552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6.684cm" draw:caption-point-x="-0.61cm" draw:caption-point-y="1.553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3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7:22:12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36M24S</meta:editing-duration>
    <meta:editing-cycles>32</meta:editing-cycles>
    <meta:generator>LibreOffice/4.3.7.2$Windows_x86 LibreOffice_project/8a35821d8636a03b8bf4e15b48f59794652c68ba</meta:generator>
    <dc:date>2017-01-27T17:26:01.642000000</dc:date>
    <meta:document-statistic meta:table-count="3" meta:cell-count="311" meta:object-count="0"/>
    <meta:user-defined meta:name="Info 1"/>
    <meta:user-defined meta:name="Info 2"/>
    <meta:user-defined meta:name="Info 3"/>
    <meta:user-defined meta:name="Info 4"/>
  </office:meta>
</office:document-meta>
</file>